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5890000360E42968368.wmf"/>
  <manifest:file-entry manifest:media-type="" manifest:full-path="Pictures/20000007000035D900003643CE672CC8.wmf"/>
  <manifest:file-entry manifest:media-type="" manifest:full-path="Pictures/20000007000035A40000356F19809E9F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">
      <style:paragraph-properties fo:margin-top="0cm" fo:margin-bottom="0.353cm" fo:line-height="100%" fo:text-align="justify" style:justify-single-word="false" style:text-autospace="none"/>
      <style:text-properties style:font-name="Calibri" fo:font-size="11pt" fo:language="none" fo:country="none" style:font-name-asian="Calibri" style:font-size-asian="11pt" style:font-name-complex="Calibri" style:font-size-complex="11pt"/>
    </style:style>
    <style:style style:name="P3" style:family="paragraph" style:parent-style-name="Standard" style:list-style-name="">
      <style:paragraph-properties fo:margin-top="0cm" fo:margin-bottom="0.353cm" fo:line-height="115%" fo:text-align="justify" style:justify-single-word="false" style:text-autospace="none"/>
      <style:text-properties style:font-name="Calibri" fo:font-size="11pt" fo:language="none" fo:country="none" style:font-name-asian="Calibri" style:font-size-asian="11pt" style:font-name-complex="Calibri" style:font-size-complex="11pt"/>
    </style:style>
    <style:style style:name="P4" style:family="paragraph" style:parent-style-name="Standard" style:list-style-name="">
      <style:paragraph-properties fo:margin-top="0cm" fo:margin-bottom="0.353cm" fo:line-height="115%" fo:text-align="justify" style:justify-single-word="false" style:text-autospace="none"/>
      <style:text-properties style:font-name="Calibri" fo:font-size="11pt" fo:language="none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" style:family="paragraph" style:parent-style-name="Standard" style:list-style-name="">
      <style:paragraph-properties fo:margin-top="0cm" fo:margin-bottom="0.353cm" fo:line-height="115%" fo:text-align="justify" style:justify-single-word="false" style:text-autospace="none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fo:language="none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language="none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style:font-name="Calibri" fo:font-size="11pt" fo:language="none" fo:country="none" style:font-name-asian="Calibri" style:font-size-asian="11pt" style:font-name-complex="Calibri" style:font-size-complex="11pt"/>
    </style:style>
    <style:style style:name="T5" style:family="text">
      <style:text-properties fo:font-size="11pt"/>
    </style:style>
    <style:style style:name="T6" style:family="text">
      <style:text-properties fo:language="none" fo:country="none"/>
    </style:style>
    <style:style style:name="T7" style:family="text">
      <style:text-properties style:font-name-asian="Calibri"/>
    </style:style>
    <style:style style:name="T8" style:family="text">
      <style:text-properties style:font-size-asian="11pt"/>
    </style:style>
    <style:style style:name="T9" style:family="text">
      <style:text-properties style:font-name-complex="Calibri"/>
    </style:style>
    <style:style style:name="T10" style:family="text">
      <style:text-properties style:font-size-complex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 uma sala de aula, há vinte e cinco alunos.</text:p>
      <text:p text:style-name="P3">Entre eles, existem os grupos dos que gostam de Português (P) e os que gostam de Matemática (M).</text:p>
      <text:p text:style-name="P3">Eles são divididos conforme a ilustração 1 em anexo.</text:p>
      <text:p text:style-name="P2"><draw:frame draw:style-name="fr1" draw:name="figura1" text:anchor-type="as-char" svg:width="3.433cm" svg:height="3.408cm" draw:z-index="0"><draw:image xlink:href="Pictures/20000007000035A40000356F19809E9F.wmf" xlink:type="simple" xlink:show="embed" xlink:actuate="onLoad"/></draw:frame></text:p>
      <text:p text:style-name="P3">Depois de um tempo, chegaram mais onze alunos nessa turma e o professor organizou-a conforme a ilustração 2 em anexo.</text:p>
      <text:p text:style-name="P2"><draw:frame draw:style-name="fr1" draw:name="figura2" text:anchor-type="as-char" svg:width="3.447cm" svg:height="3.461cm" draw:z-index="1"><draw:image xlink:href="Pictures/20000007000035D900003643CE672CC8.wmf" xlink:type="simple" xlink:show="embed" xlink:actuate="onLoad"/></draw:frame></text:p>
      <text:p text:style-name="P3">No entanto, o professor se ausentou da sala por cinco minutos e, ao voltar, percebeu que um aluno que gosta de uma das disciplinas havia trocado de lugar com alguém que prefere a outra, e a turma ficou organizada conforme a ilustração 3 em anexo.</text:p>
      <text:p text:style-name="P2"><draw:frame draw:style-name="fr1" draw:name="figura3" text:anchor-type="as-char" svg:width="3.425cm" svg:height="3.447cm" draw:z-index="2"><draw:image xlink:href="Pictures/20000007000035890000360E42968368.wmf" xlink:type="simple" xlink:show="embed" xlink:actuate="onLoad"/></draw:frame></text:p>
      <text:p text:style-name="P5"><text:span text:style-name="T4">Sabendo que o professor tem dificuldade de memorizar, informe como ele descobriu a cadeira em que houve a troca de alunos e qual a disciplina de cada um. </text:span><text:span text:style-name="T2">Resposta</text:span><text:span text:style-name="T3">.</text:span></text:p>
      <text:p text:style-name="P4">Considerando que para que haja uma troca de lugares, um mínimo de dois alunos deveriam ter mudado de lugar, e levando em consideração que é a mesma sala de aula com 36 alunos, não houve a troca de de lugares, mas sim a troca de disciplina.</text:p>
      <text:p text:style-name="P4">E para identificar que houve uma troca de disciplina, usa-se a seguinte lógica:</text:p>
      <text:p text:style-name="P4">Cada linha possui da imagem 2 possui um total de 2 alunos de uma matéria e 4 da outra, quando na imagem 3 na quinta linha esse total é diferente, tornando-se 3 alunos de cada matéri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2-09-16T10:46:36.75</meta:creation-date>
    <meta:document-statistic meta:table-count="0" meta:image-count="3" meta:object-count="0" meta:page-count="1" meta:paragraph-count="12" meta:word-count="226" meta:character-count="1223"/>
    <dc:date>2022-09-16T10:47:31.67</dc:date>
    <meta:editing-duration>PT00H00M55S</meta:editing-duration>
    <meta:editing-cycles>1</meta:editing-cycles>
    <meta:generator>BrOffice.org/3.2$Win32 OpenOffice.org_project/320m18$Build-9502</meta:generator>
  </office:meta>
</office:document-meta>
</file>